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LevelMappingController.handleWith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teractionMismatchController.messageMon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SocketMessageHandlerTests.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SocketMessageHandlerTests.rejectRequestResponseToStreaming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SocketMessageHandlerTests.setRSocketStrateg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SocketMessageHandlerTests.testMapping( Object controller , String ... expected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SocketMessageHandlerTests.getRSocketStrateg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SocketMessageHandlerTests.ignoreFireAndForgetToHandlerThatCanRep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teractionMismatchController.messageFlux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otherInvalidConnectMappingController.connec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MessageHandlerTests.testHandleNoMatch( FrameType fra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SocketMessageHandlerTests.handl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SocketMessageHandlerTests.metadataExtractorWithExplicitlySetDeco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SocketMessageHandlerTests.getRSocketStrategiesReflectsCurr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nvalidConnectMappingController.connec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MessageHandlerTests.rejectConnectMappingMethodsThatCanRe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andleAllController.handl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